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avid CLM" svg:font-family="'David CLM'"/>
    <style:font-face style:name="Nachlieli CLM1" svg:font-family="'Nachlieli CLM'"/>
    <style:font-face style:name="OpenSymbol" svg:font-family="OpenSymbol"/>
    <style:font-face style:name="DejaVu Sans1" svg:font-family="'DejaVu Sans'" style:font-family-generic="swiss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טבלה1" style:family="table">
      <style:table-properties style:width="13.6cm" style:rel-width="80%" table:align="left" fo:background-color="#d9ead3">
        <style:background-image/>
      </style:table-properties>
    </style:style>
    <style:style style:name="טבלה1.A" style:family="table-column">
      <style:table-column-properties style:column-width="13.6cm" style:rel-column-width="52425*"/>
    </style:style>
    <style:style style:name="טבלה1.A1" style:family="table-cell">
      <style:table-cell-properties style:vertical-align="middle" fo:padding="0.079cm" fo:border="0.035cm solid #808080"/>
    </style:style>
    <style:style style:name="טבלה2" style:family="table">
      <style:table-properties style:width="13.6cm" style:rel-width="80%" table:align="left" fo:background-color="#d9ead3">
        <style:background-image/>
      </style:table-properties>
    </style:style>
    <style:style style:name="טבלה2.A" style:family="table-column">
      <style:table-column-properties style:column-width="13.6cm" style:rel-column-width="52425*"/>
    </style:style>
    <style:style style:name="טבלה2.A1" style:family="table-cell">
      <style:table-cell-properties style:vertical-align="middle" fo:padding="0.079cm" fo:border="0.035cm solid #808080"/>
    </style:style>
    <style:style style:name="P1" style:family="paragraph" style:parent-style-name="Standard">
      <style:paragraph-properties fo:margin-left="2.117cm" fo:margin-right="0cm" fo:margin-top="0cm" fo:margin-bottom="0.499cm" fo:text-align="end" style:justify-single-word="false" fo:text-indent="0cm" style:auto-text-indent="false"/>
    </style:style>
    <style:style style:name="P2" style:family="paragraph" style:parent-style-name="Standard">
      <style:paragraph-properties fo:margin-top="0cm" fo:margin-bottom="0cm"/>
      <style:text-properties fo:font-size="2pt" style:font-size-asian="2pt" style:font-size-complex="2pt"/>
    </style:style>
    <style:style style:name="P3" style:family="paragraph" style:parent-style-name="Text_20_body">
      <style:paragraph-properties fo:text-align="end" style:justify-single-word="false"/>
    </style:style>
    <style:style style:name="P4" style:family="paragraph" style:parent-style-name="Text_20_body">
      <style:paragraph-properties fo:margin-top="0cm" fo:margin-bottom="0cm"/>
    </style:style>
    <style:style style:name="P5" style:family="paragraph" style:parent-style-name="Text_20_body">
      <style:paragraph-properties fo:margin-left="2.117cm" fo:margin-right="0cm" fo:margin-top="0cm" fo:margin-bottom="0cm" fo:text-align="end" style:justify-single-word="false" fo:text-indent="0cm" style:auto-text-indent="false"/>
    </style:style>
    <style:style style:name="P6" style:family="paragraph" style:parent-style-name="Text_20_body">
      <style:paragraph-properties fo:margin-left="2.117cm" fo:margin-right="0cm" fo:text-align="end" style:justify-single-word="false" fo:text-indent="0cm" style:auto-text-indent="false"/>
    </style:style>
    <style:style style:name="P7" style:family="paragraph" style:parent-style-name="Text_20_body">
      <style:paragraph-properties fo:margin-left="1.058cm" fo:margin-right="0cm" fo:margin-top="0cm" fo:margin-bottom="0cm" fo:text-indent="0cm" style:auto-text-indent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margin-top="0cm" fo:margin-bottom="0.499cm" fo:text-align="end" style:justify-single-word="false"/>
    </style:style>
    <style:style style:name="P10" style:family="paragraph" style:parent-style-name="Table_20_Contents" style:list-style-name="L1">
      <style:paragraph-properties fo:margin-top="0cm" fo:margin-bottom="0.499cm" fo:text-align="end" style:justify-single-word="false"/>
    </style:style>
    <style:style style:name="P11" style:family="paragraph" style:parent-style-name="Table_20_Contents" style:list-style-name="L2">
      <style:paragraph-properties fo:margin-top="0cm" fo:margin-bottom="0.499cm" fo:text-align="end" style:justify-single-word="false"/>
    </style:style>
    <style:style style:name="P12" style:family="paragraph" style:parent-style-name="Table_20_Contents" style:list-style-name="L3">
      <style:paragraph-properties fo:margin-top="0cm" fo:margin-bottom="0.499cm" fo:text-align="end" style:justify-single-word="false"/>
    </style:style>
    <style:style style:name="P13" style:family="paragraph" style:parent-style-name="Table_20_Contents" style:list-style-name="L4">
      <style:paragraph-properties fo:margin-top="0cm" fo:margin-bottom="0.499cm" fo:text-align="end" style:justify-single-word="false"/>
    </style:style>
    <style:style style:name="P14" style:family="paragraph" style:parent-style-name="Table_20_Contents" style:list-style-name="L5">
      <style:paragraph-properties fo:margin-top="0cm" fo:margin-bottom="0.499cm" fo:text-align="end" style:justify-single-word="false"/>
    </style:style>
    <style:style style:name="T1" style:family="text">
      <style:text-properties style:font-size-complex="36pt"/>
    </style:style>
    <style:style style:name="T2" style:family="text">
      <style:text-properties fo:font-size="14pt"/>
    </style:style>
    <style:style style:name="T3" style:family="text">
      <style:text-properties fo:font-size="14pt" fo:font-style="italic"/>
    </style:style>
    <style:style style:name="T4" style:family="text">
      <style:text-properties fo:font-size="14pt" fo:font-style="italic" fo:font-weight="bold"/>
    </style:style>
    <style:style style:name="T5" style:family="text">
      <style:text-properties fo:font-size="14pt" fo:font-weight="bold"/>
    </style:style>
    <style:style style:name="T6" style:family="text">
      <style:text-properties style:font-size-complex="14pt"/>
    </style:style>
    <style:style style:name="T7" style:family="text">
      <style:text-properties style:font-size-complex="14pt" style:font-weight-complex="bold"/>
    </style:style>
    <style:style style:name="T8" style:family="text">
      <style:text-properties style:font-size-complex="14pt" style:font-style-complex="italic" style:font-weight-complex="bold"/>
    </style:style>
    <style:style style:name="T9" style:family="text">
      <style:text-properties style:font-size-complex="24pt"/>
    </style:style>
    <style:style style:name="T10" style:family="text">
      <style:text-properties fo:font-size="10pt"/>
    </style:style>
    <style:style style:name="T11" style:family="text">
      <style:text-properties style:font-size-complex="10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office:annotation><dc:date>2011-01-20T15:29:19</dc:date><text:p>&lt;!--[if IE]&gt;</text:p><text:p><text:s text:c="8"/>&lt;?XML:NAMESPACE PREFIX = GDOC /&gt;</text:p><text:p><text:s text:c="6"/>&lt;![endif]--&gt;</text:p></office:annotation></text:p>
      <text:p text:style-name="P1"><text:span text:style-name="T1">פורמט למאמר סיכום על פסוק</text:span><text:line-break/><text:span text:style-name="T6">אחד הסוגים הנפוצים של מאמרים הוא מאמר סיכום על פסוק</text:span><text:span text:style-name="T2">. </text:span><text:span text:style-name="T6">מאמר זה מתייחס לפסוק מסויים בתנ</text:span><text:span text:style-name="T2">"</text:span><text:span text:style-name="T6">ך</text:span><text:span text:style-name="T2">, </text:span><text:span text:style-name="T6">ויש לו כמה מטרות</text:span><text:span text:style-name="T2">:</text:span><text:line-break/><text:span text:style-name="T6">להגיש לקוראים את המסר המעשי </text:span><text:span text:style-name="T7">העיקרי</text:span><text:span text:style-name="T6"> הנובע מהפסוק</text:span><text:span text:style-name="T2">, </text:span><text:line-break/><text:line-break/><text:span text:style-name="T6">להסביר לקוראים את המילים הקשות בפסוק</text:span><text:span text:style-name="T2">,</text:span><text:line-break/><text:span text:style-name="T6">להציג לקוראים תמונת</text:span><text:span text:style-name="T2">-</text:span><text:span text:style-name="T6">מצב עדכנית של המחקר בנוגע לפסוק </text:span><text:span text:style-name="T2">- </text:span><text:span text:style-name="T6">כל הפירושים הקיימים</text:span><text:span text:style-name="T2">, </text:span><text:span text:style-name="T6">והטענות בעד ונגד כל אחד מהם</text:span><text:span text:style-name="T2">, </text:span><text:span text:style-name="T6">כך שיוכלו להמשיך את המחקר</text:span><text:span text:style-name="T2">.</text:span><text:line-break/><text:line-break/><text:span text:style-name="T6">הנה שתי דוגמאות לפורמטים של מאמרי סיכום</text:span><text:span text:style-name="T2">.</text:span><text:line-break/><text:span text:style-name="T2">---</text:span><text:line-break/><text:span text:style-name="T9">פורמט פשוט</text:span><text:line-break/><text:span text:style-name="T7">דוגמה</text:span><text:span text:style-name="T2">: </text:span><text:bookmark text:name="tj37"/><text:a xlink:type="simple" xlink:href="http://tora.us.fm/tnk1/ktuv/mjly/mj-14-28.html"><text:span text:style-name="T2">http://tora.us.fm/tnk1/ktuv/mjly/mj-14-28.html</text:span></text:a><text:span text:style-name="T2"> </text:span><text:line-break/><text:span text:style-name="T6">מאמר בפורמט זה כולל כמה חלקים</text:span><text:span text:style-name="T2">:</text:span></text:p>
      <text:p text:style-name="P2"><text:bookmark text:name="jx.k"/></text:p>
      <table:table table:name="טבלה1" table:style-name="טבלה1">
        <table:table-column table:style-name="טבלה1.A"/>
        <table:table-row>
          <table:table-cell table:style-name="טבלה1.A1" office:value-type="string">
            <text:p text:style-name="P9"><text:span text:style-name="T8">חלק ראשון</text:span><text:span text:style-name="T4">: </text:span><text:span text:style-name="T8">מילות פתיחה</text:span><text:span text:style-name="T3">:</text:span><text:span text:style-name="T2"> </text:span><text:span text:style-name="T6">כתבו כאן משפט אחד או שניים המקשרים בין עולמם של הקוראים לבין עולמו של הפסוק והמסר המעשי העיקרי העולה ממנו</text:span><text:span text:style-name="T2">.<text:line-break/></text:span><text:span text:style-name="T6">למרות שהחלק הזה מופיע ראשון במאמר</text:span><text:span text:style-name="T2">, </text:span><text:span text:style-name="T6">כדאי לכתוב אותו דווקא </text:span><text:span text:style-name="T7">בסוף</text:span><text:span text:style-name="T2">, </text:span><text:span text:style-name="T6">אחרי שקוראים ומנתחים את כל הפירושים</text:span><text:span text:style-name="T2">.<text:line-break/><text:line-break/></text:span><text:span text:style-name="T8">חלק שני</text:span><text:span text:style-name="T4">:</text:span><text:span text:style-name="T5"> </text:span><text:span text:style-name="T7">ספר פרק פסוק</text:span><text:span text:style-name="T5">: "</text:span><text:span text:style-name="T7">ציטוט הפסוק</text:span><text:span text:style-name="T5">".</text:span><text:span text:style-name="T2"><text:line-break/>(</text:span><text:span text:style-name="T6">אפשר למצוא את הפסוק דרך </text:span><text:span text:style-name="T2">"</text:span><text:span text:style-name="T6">חיפוש בתנ</text:span><text:span text:style-name="T2">"</text:span><text:span text:style-name="T6">ך</text:span><text:span text:style-name="T2">", </text:span><text:span text:style-name="T6">ע</text:span><text:span text:style-name="T2">"</text:span><text:span text:style-name="T6">י חיפוש מילה או שתיים מתוך הפסוק</text:span><text:span text:style-name="T2">).<text:line-break/><text:line-break/></text:span><text:span text:style-name="T8">חלק שלישי</text:span><text:span text:style-name="T4">:</text:span><text:span text:style-name="T5"> </text:span><text:span text:style-name="T7">הסבר המילים הקשות</text:span><text:span text:style-name="T2">, </text:span><text:span text:style-name="T6">בפורמט</text:span><text:span text:style-name="T2">:<text:line-break/>   </text:span><text:span text:style-name="T7">מילה א</text:span><text:span text:style-name="T6"> </text:span><text:span text:style-name="T2">= </text:span><text:span text:style-name="T6">הסבר א</text:span><text:span text:style-name="T2">.<text:line-break/></text:span>   <text:span text:style-name="T7">מילה ב</text:span><text:span text:style-name="T6"> </text:span><text:span text:style-name="T2">= </text:span><text:span text:style-name="T6">הסבר ב</text:span><text:span text:style-name="T2">.<text:line-break/></text:span>   <text:span text:style-name="T7">מילה ג</text:span><text:span text:style-name="T6"> </text:span><text:span text:style-name="T2">= </text:span><text:span text:style-name="T6">הסבר ג</text:span><text:span text:style-name="T2">.</text:span><text:line-break/><text:line-break/><text:span text:style-name="T6">אם קיים מאמר המסביר בפירוט את המשמעות של מילה מסויימת</text:span><text:span text:style-name="T2">, </text:span><text:span text:style-name="T6">יש לשים קישור למאמר זה מההסבר של המילה</text:span><text:span text:style-name="T2">, </text:span><text:span text:style-name="T6">למשל</text:span><text:span text:style-name="T2">, </text:span><text:span text:style-name="T6">אם קיים מאמר המסביר את פירושה של מילה ב</text:span><text:span text:style-name="T2">, </text:span><text:span text:style-name="T6">אז הטקסט </text:span><text:span text:style-name="T2">"= </text:span><text:span text:style-name="T6">הסבר ב</text:span><text:span text:style-name="T2">" </text:span><text:span text:style-name="T6">יהיה קישור למאמר זה</text:span><text:span text:style-name="T2">.<text:line-break/></text:span><text:span text:style-name="T6">אפשר למצוא מאמרים</text:span><text:span text:style-name="T2"><text:line-break/></text:span><text:line-break/><text:span text:style-name="T8">חלק רביעי</text:span><text:span text:style-name="T4">:</text:span><text:span text:style-name="T5"> </text:span><text:span text:style-name="T7">הסבר מילולי של הפסוק כולו</text:span><text:span text:style-name="T2">, </text:span><text:span text:style-name="T6">מעין תרגום של הפסוק לעברית מודרנית</text:span><text:span text:style-name="T2">.<text:line-break/><text:line-break/></text:span><text:span text:style-name="T8">חלק חמישי</text:span><text:span text:style-name="T4">: </text:span><text:span text:style-name="T8">פירושים נוספים</text:span><text:span text:style-name="T3">:</text:span><text:span text:style-name="T2"> </text:span><text:span text:style-name="T6">הביאו פירושים נוספים שנכתבו או שיכולים היו להיכתב על הפסוק</text:span><text:span text:style-name="T2">. </text:span><text:span text:style-name="T6">אפשר גם להתייחס לפירושים אלה ולהעיר אם יש בעיות שמונעות מאיתנו לקבל אותם כנכונים</text:span><text:span text:style-name="T2">. </text:span><text:span text:style-name="T6">הפורמט הוא</text:span><text:span text:style-name="T2">:<text:line-break/><text:line-break/></text:span><text:soft-page-break/><text:span text:style-name="T2">1. </text:span><text:span text:style-name="T6">יש מפרשים ש</text:span><text:span text:style-name="T2">...: "</text:span><text:span text:style-name="T6">ציטוט מדברי אחד הפרשנים שמפרש כך</text:span><text:span text:style-name="T2">" </text:span><text:span text:style-name="T10">(</text:span><text:span text:style-name="T11">שם הפרשן</text:span><text:span text:style-name="T10">)</text:span><text:span text:style-name="T2">.</text:span></text:p>
            <text:list xml:id="list272144042" text:style-name="L1">
              <text:list-item>
                <text:p text:style-name="P10"><text:span text:style-name="T6">הבעיה בפירוש זה היא ש</text:span><text:span text:style-name="T2">...</text:span> </text:p>
              </text:list-item>
            </text:list>
            <text:p text:style-name="P8"><text:span text:style-name="T2"><text:line-break/>2. </text:span><text:span text:style-name="T6">אפשר לפרש ש</text:span><text:span text:style-name="T2">...: "</text:span><text:span text:style-name="T6">ציטוט מדברי אחד הפרשנים שמפרש כך</text:span><text:span text:style-name="T2">" </text:span><text:span text:style-name="T10">(</text:span><text:span text:style-name="T11">שם הפרשן</text:span><text:span text:style-name="T10">)</text:span><text:span text:style-name="T2">.<text:line-break/><text:line-break/>3. </text:span><text:span text:style-name="T6">וייתכן ש</text:span><text:span text:style-name="T2">...: </text:span><text:span text:style-name="T10">(</text:span><text:span text:style-name="T11">שם הפרשן</text:span><text:span text:style-name="T10">)</text:span><text:span text:style-name="T2">.</text:span></text:p>
          </table:table-cell>
        </table:table-row>
      </table:table>
      <text:p text:style-name="P5"><text:span text:style-name="T6">דוגמה למאמר בפורמט דומה לזה</text:span><text:span text:style-name="T2">: </text:span><text:bookmark text:name="ll7_"/><text:a xlink:type="simple" xlink:href="http://tora.us.fm/tnk1/ktuv/mjly/mj-14-28.html"><text:span text:style-name="T2">http://tora.us.fm/tnk1/ktuv/mjly/mj-14-28.html</text:span></text:a><text:span text:style-name="T2"> </text:span><text:line-break/><text:line-break/><text:line-break/><text:span text:style-name="T9">פורמט מורכב</text:span><text:line-break/><text:span text:style-name="T7">דוגמה</text:span><text:span text:style-name="T2">: </text:span><text:bookmark text:name="a-8p"/><text:a xlink:type="simple" xlink:href="http://tora.us.fm/tnk1/tora/dvrim/dm-17-15.html"><text:span text:style-name="T2">http://tora.us.fm/tnk1/tora/dvrim/dm-17-15.html</text:span></text:a><text:span text:style-name="T2"> </text:span><text:line-break/><text:span text:style-name="T6">מאמר בפורמט זה מיועד לפסוקים שבהם אנו רוצים לפרש כל מילה או קטע בנפרד</text:span><text:span text:style-name="T2">, </text:span><text:span text:style-name="T6">או שאנחנו רוצים להתייחס לכמה סוגיות שונות בפסוק</text:span><text:span text:style-name="T2">, </text:span><text:span text:style-name="T6">כל סוגיה בנפרד</text:span><text:span text:style-name="T2">.</text:span> </text:p>
      <text:p text:style-name="P2"><text:bookmark text:name="vzq8"/></text:p>
      <table:table table:name="טבלה2" table:style-name="טבלה2">
        <table:table-column table:style-name="טבלה2.A"/>
        <table:table-row>
          <table:table-cell table:style-name="טבלה2.A1" office:value-type="string">
            <text:p text:style-name="P9"><text:span text:style-name="T8">חלק ראשון</text:span><text:span text:style-name="T4">: </text:span><text:span text:style-name="T8">מילות פתיחה</text:span><text:span text:style-name="T3">:</text:span><text:span text:style-name="T2"> </text:span><text:span text:style-name="T6">כתבו כאן משפט אחד או שניים המסכמים את המסר המעשי העיקרי של הפסוק</text:span><text:span text:style-name="T2">.<text:line-break/><text:line-break/></text:span><text:span text:style-name="T8">חלק שני</text:span><text:span text:style-name="T4">:</text:span><text:span text:style-name="T5"> </text:span><text:span text:style-name="T7">ספר פרק פסוק</text:span><text:span text:style-name="T5">: "</text:span><text:span text:style-name="T7">ציטוט הפסוק</text:span><text:span text:style-name="T5">".</text:span><text:span text:style-name="T2"><text:line-break/><text:line-break/></text:span><text:span text:style-name="T8">חלק שלישי</text:span><text:span text:style-name="T4">: </text:span><text:span text:style-name="T8">הסוגיות והפירושים</text:span><text:span text:style-name="T4">: </text:span><text:span text:style-name="T6">כתבו כל סוגיה או כל חלק מהפסוק בתת</text:span><text:span text:style-name="T2">-</text:span><text:span text:style-name="T6">סעיף נפרד</text:span><text:span text:style-name="T2">:</text:span><text:line-break/><text:span text:style-name="T5"><text:line-break/></text:span><text:span text:style-name="T7">א</text:span><text:span text:style-name="T5">. </text:span><text:span text:style-name="T7">כותרת של סוגיה ראשונה </text:span><text:span text:style-name="T5">/ </text:span><text:span text:style-name="T7">הקטע הראשון בפסוק</text:span><text:span text:style-name="T5"><text:line-break/><text:line-break/></text:span><text:span text:style-name="T6">תיאור השאלה</text:span><text:span text:style-name="T2">: </text:span><text:span text:style-name="T6">מדוע</text:span><text:span text:style-name="T2">...? </text:span><text:span text:style-name="T6">איך ייתכן ש</text:span><text:span text:style-name="T2">...?<text:line-break/><text:line-break/>1. </text:span><text:span text:style-name="T6">ניתן לפרש ש</text:span><text:span text:style-name="T2">...<text:line-break/><text:line-break/>2. </text:span><text:span text:style-name="T6">יש מפרשים ש</text:span><text:span text:style-name="T2">...</text:span></text:p>
            <text:list xml:id="list126385034" text:style-name="L2">
              <text:list-item>
                <text:p text:style-name="P11"><text:span text:style-name="T6">אולם פירוש זה לא מסתבר כי</text:span><text:span text:style-name="T2">...<text:line-break/> </text:span> </text:p>
              </text:list-item>
            </text:list>
            <text:p text:style-name="P9"><text:span text:style-name="T2">3. </text:span><text:span text:style-name="T6">יש אומרים ש</text:span><text:span text:style-name="T2">...</text:span></text:p>
            <text:list xml:id="list617803828" text:style-name="L3">
              <text:list-item>
                <text:p text:style-name="P12"><text:span text:style-name="T6">אולם לפי זה היה ראוי לכתוב</text:span><text:span text:style-name="T2">...<text:line-break/> </text:span> </text:p>
              </text:list-item>
            </text:list>
            <text:p text:style-name="P9"><text:span text:style-name="T7">ב</text:span><text:span text:style-name="T5">. </text:span><text:span text:style-name="T7">כותרת של סוגיה שניה </text:span><text:span text:style-name="T5">/ </text:span><text:span text:style-name="T7">קטע שני בפסוק</text:span><text:span text:style-name="T5"><text:line-break/><text:line-break/></text:span><text:span text:style-name="T6">תיאור השאלה</text:span><text:span text:style-name="T2">: </text:span><text:span text:style-name="T6">מדוע</text:span><text:span text:style-name="T2">...? </text:span><text:span text:style-name="T6">איך ייתכן ש</text:span><text:span text:style-name="T2">...?<text:line-break/><text:line-break/>1. </text:span><text:span text:style-name="T6">ניתן לפרש ש</text:span><text:span text:style-name="T2">...<text:line-break/><text:line-break/></text:span><text:soft-page-break/><text:span text:style-name="T2">2. </text:span><text:span text:style-name="T6">יש מפרשים ש</text:span><text:span text:style-name="T2">...</text:span></text:p>
            <text:list xml:id="list309421183" text:style-name="L4">
              <text:list-item>
                <text:p text:style-name="P13"><text:span text:style-name="T6">אולם פירוש זה לא מסתבר כי</text:span><text:span text:style-name="T2">...<text:line-break/>  </text:span></text:p>
              </text:list-item>
            </text:list>
            <text:p text:style-name="P9"><text:span text:style-name="T2">3. </text:span><text:span text:style-name="T6">יש אומרים ש</text:span><text:span text:style-name="T2">...</text:span></text:p>
            <text:list xml:id="list1039064693" text:style-name="L5">
              <text:list-item>
                <text:p text:style-name="P14"><text:span text:style-name="T6">אולם לפי זה היה ראוי לכתוב</text:span><text:span text:style-name="T2">...<text:line-break/> </text:span></text:p>
              </text:list-item>
            </text:list>
            <text:p text:style-name="P8"><text:span text:style-name="T2"><text:line-break/></text:span><text:span text:style-name="T8">חלק רביעי</text:span><text:span text:style-name="T4">: </text:span><text:span text:style-name="T8">לעיון נוסף</text:span><text:span text:style-name="T4">:</text:span><text:span text:style-name="T2"><text:line-break/></text:span><text:span text:style-name="T6">ניתן להביא כאן קישורים למאמרים נוספים העוסקים בנושאים הקרובים לנושאים שנדונו במאמר</text:span><text:span text:style-name="T2">.</text:span></text:p>
          </table:table-cell>
        </table:table-row>
      </table:table>
      <text:p text:style-name="P3"><text:line-break/><text:span text:style-name="T6">דוגמה למאמר בפורמט דומה לזה</text:span><text:span text:style-name="T2">: </text:span><text:bookmark text:name="eunf"/><text:a xlink:type="simple" xlink:href="http://tora.us.fm/tnk1/tora/dvrim/dm-17-15.html"><text:span text:style-name="T2">http://tora.us.fm/tnk1/tora/dvrim/dm-17-15.html</text:span></text:a><text:line-break/><text:line-break/><text:span text:style-name="T6">ניתן כמובן לשלב בין הפורמטים</text:span><text:span text:style-name="T2">. </text:span><text:span text:style-name="T6">הפורמטים אינם קשיחים אלא מהוים רק מסגרת כללית</text:span><text:span text:style-name="T2">.</text:span><text:line-break/><text:line-break/><text:line-break/><text:line-break/></text:p>
      <text:p text:style-name="P6"/>
      <text:p text:style-name="P3"/>
      <text:p text:style-name="P7"/>
      <text:p text:style-name="P4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avid CLM" svg:font-family="'David CLM'"/>
    <style:font-face style:name="Nachlieli CLM1" svg:font-family="'Nachlieli CLM'"/>
    <style:font-face style:name="OpenSymbol" svg:font-family="OpenSymbol"/>
    <style:font-face style:name="DejaVu Sans1" svg:font-family="'DejaVu Sans'" style:font-family-generic="swiss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avid CLM" fo:font-size="12pt" fo:language="en" fo:country="US" style:letter-kerning="true" style:font-name-asian="DejaVu Sans2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2" style:font-size-asian="14pt" style:font-name-complex="Nachlieli CLM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avid CLM" style:font-size-asian="12pt" style:font-name-complex="Nachlieli CLM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avid CLM" fo:font-size="12pt" fo:font-style="italic" style:font-size-asian="12pt" style:font-style-asian="italic" style:font-name-complex="Nachlieli CLM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avid CLM" style:font-size-asian="12pt" style:font-name-complex="Nachlieli CLM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el Segal</meta:initial-creator>
    <meta:creation-date>2011-01-20T15:29:16</meta:creation-date>
    <meta:document-statistic meta:table-count="2" meta:image-count="0" meta:object-count="0" meta:page-count="3" meta:paragraph-count="17" meta:word-count="578" meta:character-count="2743"/>
    <dc:date>2011-01-20T15:30:14</dc:date>
    <dc:creator>Erel Segal</dc:creator>
    <meta:editing-duration>PT00H00M58S</meta:editing-duration>
    <meta:editing-cycles>1</meta:editing-cycles>
    <meta:generator>OpenOffice.org/3.2$Unix OpenOffice.org_project/320m12$Build-9483</meta:generator>
  </office:meta>
</office:document-meta>
</file>